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rame_20_contents">
      <style:text-properties officeooo:rsid="00072e29" officeooo:paragraph-rsid="00072e29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4472c4" loext:opacity="100%" fo:font-size="36pt" fo:language="en" fo:country="US" fo:font-weight="bold" style:font-size-asian="36pt" style:font-weight-asian="bold"/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Text Box 1" draw:style-name="gr1" draw:text-style-name="P3" svg:width="2.0004in" svg:height="0.7094in" svg:x="0in" svg:y="0in"><text:p text:style-name="P1"><text:span text:style-name="T1">OD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1T22:46:54</meta:creation-date>
    <meta:initial-creator>carolina.vivas</meta:initial-creator>
    <dc:date>2022-10-22T10:13:12.662902805</dc:date>
    <meta:generator>LibreOffice/7.0.4.2$Linux_X86_64 LibreOffice_project/00$Build-2</meta:generator>
    <meta:editing-duration>PT1M32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user-defined meta:name="KSOProductBuildVer">1033-10.2.0.5903</meta:user-defined>
    <meta:template xlink:type="simple" xlink:actuate="onRequest" xlink:title="Normal.dotm" xlink:href=""/>
  </office:meta>
</office:document-meta>
</file>